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15cm" fo:min-width="3.4cm"/>
    </style:style>
    <style:style style:name="gr2" style:family="graphic" style:parent-style-name="standard">
      <style:graphic-properties draw:textarea-horizontal-align="justify" draw:textarea-vertical-align="middle" draw:auto-grow-height="false" fo:min-height="5.77cm" fo:min-width="3.112cm"/>
    </style:style>
    <style:style style:name="gr3" style:family="graphic" style:parent-style-name="standard">
      <style:graphic-properties draw:textarea-horizontal-align="justify" draw:textarea-vertical-align="middle" draw:auto-grow-height="false" fo:min-height="0.863cm" fo:min-width="3.11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2.35cm"/>
    </style:style>
    <style:style style:name="gr6" style:family="graphic" style:parent-style-name="standard">
      <style:graphic-properties draw:stroke="none" svg:stroke-color="#000000" draw:fill="none" draw:fill-color="#ffffff" fo:min-height="2.134cm"/>
    </style:style>
    <style:style style:name="gr7" style:family="graphic" style:parent-style-name="standard">
      <style:graphic-properties draw:textarea-horizontal-align="justify" draw:textarea-vertical-align="middle" draw:auto-grow-height="false" fo:min-height="2.15cm" fo:min-width="7.4cm"/>
    </style:style>
    <style:style style:name="gr8" style:family="graphic" style:parent-style-name="standard">
      <style:graphic-properties draw:textarea-horizontal-align="justify" draw:textarea-vertical-align="middle" draw:auto-grow-height="false" fo:min-height="2.15cm" fo:min-width="1.699cm"/>
    </style:style>
    <style:style style:name="gr9" style:family="graphic" style:parent-style-name="objectwithoutfill">
      <style:graphic-properties draw:stroke="soli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fo:min-height="0cm"/>
    </style:style>
    <style:style style:name="gr11" style:family="graphic" style:parent-style-name="standard">
      <style:graphic-properties draw:stroke="none" svg:stroke-color="#000000" draw:fill="none" draw:fill-color="#ffffff" fo:min-height="2.845cm"/>
    </style:style>
    <style:style style:name="gr12" style:family="graphic" style:parent-style-name="standard">
      <style:graphic-properties draw:textarea-horizontal-align="justify" draw:textarea-vertical-align="middle" draw:auto-grow-height="false" fo:min-height="5.77cm" fo:min-width="3.481cm"/>
    </style:style>
    <style:style style:name="gr13" style:family="graphic" style:parent-style-name="standard">
      <style:graphic-properties draw:textarea-horizontal-align="justify" draw:textarea-vertical-align="middle" draw:auto-grow-height="false" fo:min-height="0.863cm" fo:min-width="3.481cm"/>
    </style:style>
    <style:style style:name="gr14" style:family="graphic" style:parent-style-name="standard">
      <style:graphic-properties draw:stroke="none" svg:stroke-color="#000000" draw:fill="none" draw:fill-color="#ffffff" fo:min-height="0.9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cm" svg:height="3.4cm" svg:x="9cm" svg:y="8cm">
          <text:p text:style-name="P1">Racing</text:p>
          <text:p text:style-name="P1">Secretary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custom-shape draw:style-name="gr2" draw:text-style-name="P1" draw:layer="layout" svg:width="3.9cm" svg:height="6.5cm" svg:x="0.199cm" svg:y="6.8cm">
            <text:p text:style-name="P1">Times</text:p>
            <text:p text:style-name="P1">ordered</text:p>
            <text:p text:style-name="P1">low to high</text:p>
            <text:p text:style-name="P1"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1" draw:layer="layout" svg:width="3.9cm" svg:height="1.201cm" svg:x="0.2cm" svg:y="12.099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line draw:style-name="gr4" draw:text-style-name="P1" draw:layer="layout" svg:x1="8.9cm" svg:y1="8.5cm" svg:x2="4.1cm" svg:y2="8.5cm">
          <text:p/>
        </draw:line>
        <draw:frame draw:style-name="gr5" draw:layer="layout" svg:width="6.4cm" svg:height="2.6cm" svg:x="4.2cm" svg:y="6.8cm">
          <draw:text-box>
            <text:p>Unordered list of times</text:p>
          </draw:text-box>
        </draw:frame>
        <draw:line draw:style-name="gr4" draw:text-style-name="P1" draw:layer="layout" svg:x1="4.1cm" svg:y1="11.1cm" svg:x2="8.9cm" svg:y2="11.1cm">
          <text:p/>
        </draw:line>
        <draw:frame draw:style-name="gr5" draw:layer="layout" svg:width="4.4cm" svg:height="2.6cm" svg:x="4.1cm" svg:y="11cm">
          <draw:text-box>
            <text:p>Ordered list of times</text:p>
          </draw:text-box>
        </draw:frame>
        <draw:g>
          <draw:custom-shape draw:style-name="gr2" draw:text-style-name="P1" draw:layer="layout" svg:width="3.9cm" svg:height="6.5cm" svg:x="16.599cm" svg:y="7.1cm">
            <text:p text:style-name="P1">Assigning</text:p>
            <text:p text:style-name="P1">points</text:p>
            <text:p text:style-name="P1"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1" draw:layer="layout" svg:width="3.9cm" svg:height="1.201cm" svg:x="16.6cm" svg:y="12.399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line draw:style-name="gr4" draw:text-style-name="P1" draw:layer="layout" svg:x1="12.9cm" svg:y1="11cm" svg:x2="16.7cm" svg:y2="11cm">
          <text:p/>
        </draw:line>
        <draw:frame draw:style-name="gr6" draw:layer="layout" svg:width="3.7cm" svg:height="2.384cm" svg:x="12.9cm" svg:y="11.1cm">
          <draw:text-box>
            <text:p>Ordered <text:s/>list of times</text:p>
          </draw:text-box>
        </draw:frame>
        <draw:g>
          <draw:custom-shape draw:style-name="gr7" draw:text-style-name="P1" draw:layer="layout" svg:width="7.9cm" svg:height="2.4cm" svg:x="11.2cm" svg:y="2cm">
            <text:p text:style-name="P1">Database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8" draw:text-style-name="P1" draw:layer="layout" svg:width="2.199cm" svg:height="2.4cm" svg:x="11.201cm" svg:y="2.00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9" draw:text-style-name="P1" draw:layer="layout" svg:x1="11.2cm" svg:y1="4.4cm" svg:x2="19.1cm" svg:y2="4.4cm">
            <text:p/>
          </draw:line>
          <draw:line draw:style-name="gr9" draw:text-style-name="P1" draw:layer="layout" svg:x1="11.2cm" svg:y1="2cm" svg:x2="19.1cm" svg:y2="2cm">
            <text:p/>
          </draw:line>
          <draw:line draw:style-name="gr9" draw:text-style-name="P1" draw:layer="layout" svg:x1="11.2cm" svg:y1="4.4cm" svg:x2="11.2cm" svg:y2="2cm">
            <text:p/>
          </draw:line>
          <draw:line draw:style-name="gr9" draw:text-style-name="P1" draw:layer="layout" svg:x1="13.4cm" svg:y1="4.4cm" svg:x2="13.4cm" svg:y2="2cm">
            <text:p/>
          </draw:line>
        </draw:g>
        <draw:line draw:style-name="gr4" draw:text-style-name="P1" draw:layer="layout" svg:x1="16.5cm" svg:y1="8.9cm" svg:x2="12.9cm" svg:y2="8.9cm">
          <text:p/>
        </draw:line>
        <draw:frame draw:style-name="gr10" draw:layer="layout" svg:width="4cm" svg:height="1.673cm" svg:x="13cm" svg:y="7.227cm">
          <draw:text-box>
            <text:p>New points values</text:p>
          </draw:text-box>
        </draw:frame>
        <draw:line draw:style-name="gr4" draw:text-style-name="P1" draw:layer="layout" svg:x1="11.6cm" svg:y1="8cm" svg:x2="11.6cm" svg:y2="4.4cm">
          <text:p/>
        </draw:line>
        <draw:frame draw:style-name="gr11" draw:layer="layout" svg:width="4cm" svg:height="3.095cm" svg:x="7.8cm" svg:y="4.505cm">
          <draw:text-box>
            <text:p>Ordered list of times and points</text:p>
          </draw:text-box>
        </draw:frame>
        <draw:g>
          <draw:custom-shape draw:style-name="gr12" draw:text-style-name="P1" draw:layer="layout" svg:width="4.299cm" svg:height="6.5cm" svg:x="8.6cm" svg:y="15.4cm">
            <text:p text:style-name="P1">Get times from</text:p>
            <text:p text:style-name="P1">Handicap</text:p>
            <text:p text:style-name="P1">calculation or</text:p>
            <text:p text:style-name="P1"><text:s/>ride time</text:p>
            <text:p text:style-name="P1">calculations</text:p>
            <text:p text:style-name="P1"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3" draw:text-style-name="P1" draw:layer="layout" svg:width="4.299cm" svg:height="1.201cm" svg:x="8.601cm" svg:y="20.699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line draw:style-name="gr4" draw:text-style-name="P1" draw:layer="layout" svg:x1="11cm" svg:y1="15.4cm" svg:x2="11cm" svg:y2="11.4cm">
          <text:p/>
        </draw:line>
        <draw:frame draw:style-name="gr14" draw:layer="layout" svg:width="3.7cm" svg:height="1.673cm" svg:x="7.5cm" svg:y="13.6cm">
          <draw:text-box>
            <text:p>Unordered list of tim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4T17:44:06.561000000</meta:creation-date>
    <meta:generator>LibreOffice/4.3.2.2$Windows_x86 LibreOffice_project/edfb5295ba211bd31ad47d0bad0118690f76407d</meta:generator>
    <dc:date>2014-10-24T21:44:46.681000000</dc:date>
    <meta:editing-duration>PT15M21S</meta:editing-duration>
    <meta:editing-cycles>4</meta:editing-cycles>
    <meta:document-statistic meta:object-count="29"/>
  </office:meta>
</office:document-meta>
</file>